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officeooo:rsid="001e6cd2" officeooo:paragraph-rsid="001e6cd2" style:font-size-asian="16pt" style:font-size-complex="16pt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officeooo:rsid="001f7310" officeooo:paragraph-rsid="001f7310" style:font-size-asian="16pt" style:font-size-complex="16pt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6pt" officeooo:paragraph-rsid="001e6cd2" style:font-size-asian="16pt" style:font-size-complex="16pt"/>
    </style:style>
    <style:style style:name="T1" style:family="text">
      <style:text-properties officeooo:rsid="002466a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e poème se construit sur la comparaison.</text:p>
      <text:p text:style-name="P3"/>
      <text:p text:style-name="P1">2. « pré » ; « automne » ; « vaches » ; « colchique » ; « troupeau ». Le pré vénéneux et les vaches qui s’empoisonnent puis meurent donnent une dimension tragique.</text:p>
      <text:p text:style-name="P3"/>
      <text:p text:style-name="P1">4. « violâtre » a une connotation péjorative. <text:span text:style-name="T1">Dans ce poème, il cherche a montrer une image négative de la femme.</text:span></text:p>
      <text:p text:style-name="P3"/>
      <text:p text:style-name="P2">5. Il montre dans ce poème l’inverse du mythe de la femme fleur. La femme est associée à la colchique, une fleur vénéneuse. Apollinaire veut donc dire que l’amour est un pois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7T01:08:32.461000000</meta:creation-date>
    <dc:date>2020-04-17T15:09:27.404000000</dc:date>
    <meta:editing-duration>PT35M58S</meta:editing-duration>
    <meta:editing-cycles>7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4" meta:word-count="95" meta:character-count="497" meta:non-whitespace-character-count="406"/>
  </office:meta>
</office:document-meta>
</file>